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/>
    </style:style>
    <style:style style:name="P2" style:family="paragraph" style:parent-style-name="Standard" style:list-style-name="L1">
      <style:paragraph-properties fo:orphans="2" fo:widows="2"/>
      <style:text-properties style:font-name="Calibri"/>
    </style:style>
    <style:style style:name="P3" style:family="paragraph" style:parent-style-name="Standard">
      <style:paragraph-properties fo:orphans="2" fo:widows="2"/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Calibri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Calibri" fo:font-weight="normal" style:font-weight-asian="normal" style:font-weight-complex="normal"/>
    </style:style>
    <style:style style:name="T1" style:family="text">
      <style:text-properties fo:font-variant="normal" fo:text-transform="none" fo:color="#2d3b45" fo:font-size="12pt" fo:letter-spacing="normal" fo:font-style="normal"/>
    </style:style>
    <style:style style:name="T2" style:family="text">
      <style:text-properties fo:font-variant="normal" fo:text-transform="none" fo:color="#2d3b45" fo:font-size="12pt" fo:letter-spacing="normal" fo:font-style="normal" fo:font-weight="normal"/>
    </style:style>
    <style:style style:name="T3" style:family="text">
      <style:text-properties fo:font-variant="normal" fo:text-transform="none" fo:color="#2d3b45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d3b45" fo:font-size="12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/></text:p>
      <text:p text:style-name="P5"><text:span text:style-name="T2">&lt;varlist&gt;, &lt;vardef&gt;, &lt;varname&gt;, &lt;method&gt;, &lt;ifstatemt&gt;, &lt;assignstatemt&gt;, &lt;factor&gt;, &lt;getvarref&gt;</text:span> </text:p>
      <text:p text:style-name="P5"/>
      <text:p text:style-name="P5">The two rules of Predictive Parsing are:</text:p>
      <text:list xml:id="list3268239143843993597" text:style-name="L1">
        <text:list-item>
          <text:p text:style-name="P2">For every production A ::= α 1 | α 2 | α 3 | ... | α n , we must have <text:line-break/><text:line-break/>FIRST ( αi ) ∩ FIRST ( αj ) = ∅ <text:tab/><text:tab/>for each pair i, j, i ≠ j <text:line-break/></text:p>
        </text:list-item>
        <text:list-item>
          <text:p text:style-name="P2">For every nonterminal A such that FIRST ( A ) contains λ, we must have <text:line-break/><text:line-break/>FIRST ( A ) ∩ FOLLOW ( A ) = ∅ <text:line-break/><text:line-break/></text:p>
        </text:list-item>
      </text:list>
      <text:p text:style-name="P3">There are no methods (non-terminals) in the Java Class grammar where the FIRST( A ) contains <text:s/>λ . The { } metasymbol, which represents “0 or more” is never in the FIRST of any non-terminal. Thus, rule #2 is satisfied.</text:p>
      <text:p text:style-name="P1"/>
      <text:p text:style-name="P1"/>
      <text:p text:style-name="P6"><text:span text:style-name="T1">&lt;varlist&gt;</text:span></text:p>
      <text:p text:style-name="P5"><text:span text:style-name="T2">&lt;varlist&gt; ::= </text:span><text:span text:style-name="T4">&lt;vardef&gt; </text:span><text:span text:style-name="T2">{, &lt;vardef&gt;}</text:span></text:p>
      <text:p text:style-name="P5"><text:span text:style-name="T2">&lt;vardef&gt; ::= </text:span><text:span text:style-name="T4">&lt;type&gt;</text:span><text:span text:style-name="T2"> &lt;varname&gt; |</text:span><text:span text:style-name="T4"> &lt;classname&gt; </text:span><text:span text:style-name="T2">&lt;varref&gt;</text:span></text:p>
      <text:p text:style-name="P6"><text:span text:style-name="T1">FIRST(&lt;type&gt;)={I,S} <text:s/>∩ <text:s/>FIRST(&lt;classname&gt;)={C,D} = ∅ </text:span></text:p>
      <text:p text:style-name="P5"><text:span text:style-name="T2"/></text:p>
      <text:p text:style-name="P5"><text:span text:style-name="T2">Same can be proven with </text:span><text:span text:style-name="T4">&lt;vardef&gt;</text:span><text:span text:style-name="T3">.</text:span></text:p>
      <text:p text:style-name="P5"><text:span text:style-name="T2">&lt;vardef&gt; ::= </text:span><text:span text:style-name="T4">&lt;type&gt;</text:span><text:span text:style-name="T2"> &lt;varname&gt; |</text:span><text:span text:style-name="T4"> &lt;classname&gt; </text:span><text:span text:style-name="T2">&lt;varref&gt;</text:span></text:p>
      <text:p text:style-name="P6"><text:span text:style-name="T1">FIRST(&lt;type&gt;)={I,S} <text:s/>∩ <text:s/>FIRST(&lt;classname&gt;)={C,D} = ∅ </text:span></text:p>
      <text:p text:style-name="P6"><text:span text:style-name="T1"/></text:p>
      <text:p text:style-name="P6"><text:span text:style-name="T1">&lt;varname&gt;</text:span></text:p>
      <text:p text:style-name="P6"><text:span text:style-name="T3">&lt;varname&gt; ::= </text:span><text:span text:style-name="T1">&lt;letter&gt;</text:span><text:span text:style-name="T3"> {&lt;char&gt;}</text:span></text:p>
      <text:p text:style-name="P6"><text:span text:style-name="T1">FIRST(&lt;letter&gt;) = { Y , Z } no intersection</text:span></text:p>
      <text:p text:style-name="P7"><text:span text:style-name="T1"/></text:p>
      <text:p text:style-name="P6"><text:span text:style-name="T1">&lt;method&gt;</text:span></text:p>
      <text:p text:style-name="P7"><text:span text:style-name="T1">&lt;method&gt; ::=</text:span><text:span text:style-name="T4"> &lt;accessor&gt;</text:span><text:span text:style-name="T1"> &lt;type&gt; &lt;methodname&gt; ([&lt;varlist&gt;]) B {&lt;statemt&gt;} &lt;returnstatemt&gt; E</text:span></text:p>
      <text:p text:style-name="P6"><text:span text:style-name="T1">FIRST(&lt;accessor&gt;) = { P <text:s/>, <text:s/>V } no intersection</text:span></text:p>
      <text:p text:style-name="P6"><text:span text:style-name="T1"/></text:p>
      <text:p text:style-name="P6"><text:span text:style-name="T1">&lt;ifstatemt&gt;</text:span></text:p>
      <text:p text:style-name="P7"><text:span text:style-name="T1">&lt;ifstatemt&gt; ::= </text:span><text:span text:style-name="T4">F</text:span><text:span text:style-name="T1"> &lt;cond&gt; T B {&lt;statemt&gt;} E [L B {&lt;statemt&gt;} E]</text:span></text:p>
      <text:p text:style-name="P6"><text:span text:style-name="T1">FIRST&lt;ifstatemt&gt; is a terminal</text:span></text:p>
      <text:p text:style-name="P7"><text:span text:style-name="T1"/></text:p>
      <text:p text:style-name="P6"><text:span text:style-name="T1">&lt;assignstatemt&gt;</text:span></text:p>
      <text:p text:style-name="P7"><text:span text:style-name="T1">&lt;assignstatemt&gt; ::=</text:span><text:span text:style-name="T4"> &lt;varname&gt;</text:span><text:span text:style-name="T1"> = &lt;mathexpr&gt; | </text:span><text:span text:style-name="T4">&lt;varref&gt;</text:span><text:span text:style-name="T1"> = &lt;getvarref&gt;</text:span></text:p>
      <text:p text:style-name="P6"><text:span text:style-name="T3">&lt;varname&gt; ::= </text:span><text:span text:style-name="T1">&lt;letter&gt;</text:span><text:span text:style-name="T3"> {&lt;char&gt;}</text:span></text:p>
      <text:p text:style-name="P6"><text:span text:style-name="T1">FIRST(&lt;letter&gt;)={Y,Z} <text:s text:c="2"/>∩ <text:s/>FIRST(&lt;varref&gt;)={J,K} <text:s/>= ∅ </text:span></text:p>
      <text:p text:style-name="P6"><text:span text:style-name="T1"/></text:p>
      <text:p text:style-name="P6"><text:span text:style-name="T1">&lt;factor&gt;</text:span></text:p>
      <text:p text:style-name="P7"><text:span text:style-name="T1">&lt;factor&gt; ::= </text:span><text:span text:style-name="T4">&lt;oprnd&gt;</text:span><text:span text:style-name="T1"> {* oprnd}</text:span></text:p>
      <text:p text:style-name="P7"><text:soft-page-break/>&lt;oprnd&gt; ::= <text:span text:style-name="T5">&lt;integer&gt;</text:span> |<text:span text:style-name="T5"> &lt;varname&gt; </text:span>| <text:span text:style-name="T5">( </text:span>&lt;mathexpr&gt;) | <text:span text:style-name="T5">&lt;methodcall&gt;</text:span></text:p>
      <text:p text:style-name="P7">&lt;integer&gt; ::= <text:span text:style-name="T5">&lt;digit&gt;</text:span> {&lt;digit&gt;}</text:p>
      <text:p text:style-name="P6"><text:span text:style-name="T1">&lt;getvarref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1T21:16:01.90</meta:creation-date>
    <dc:date>2018-11-02T00:40:36.12</dc:date>
    <meta:editing-duration>PT1H37M35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30" meta:word-count="251" meta:character-count="1522"/>
  </office:meta>
</office:document-meta>
</file>